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1784" calcext:value-type="float">
            <text:p>116.3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1408" calcext:value-type="float">
            <text:p>116.4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8464" calcext:value-type="float">
            <text:p>116.4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028" calcext:value-type="float">
            <text:p>116.5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0864" calcext:value-type="float">
            <text:p>116.6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7544" calcext:value-type="float">
            <text:p>116.7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2408" calcext:value-type="float">
            <text:p>116.8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6416" calcext:value-type="float">
            <text:p>116.8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1864" calcext:value-type="float">
            <text:p>117.0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7584" calcext:value-type="float">
            <text:p>117.0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464" calcext:value-type="float">
            <text:p>117.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7312" calcext:value-type="float">
            <text:p>117.1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3992" calcext:value-type="float">
            <text:p>117.2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4576" calcext:value-type="float">
            <text:p>117.3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8584" calcext:value-type="float">
            <text:p>117.4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58312" calcext:value-type="float">
            <text:p>117.5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8896" calcext:value-type="float">
            <text:p>117.6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62528" calcext:value-type="float">
            <text:p>117.7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47872" calcext:value-type="float">
            <text:p>117.8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97224" calcext:value-type="float">
            <text:p>117.9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6096" calcext:value-type="float">
            <text:p>118.1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4968" calcext:value-type="float">
            <text:p>118.2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05072" calcext:value-type="float">
            <text:p>118.3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7764" calcext:value-type="float">
            <text:p>118.2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5572" calcext:value-type="float">
            <text:p>118.1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91712" calcext:value-type="float">
            <text:p>118.0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4236" calcext:value-type="float">
            <text:p>117.9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3568" calcext:value-type="float">
            <text:p>117.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07664" calcext:value-type="float">
            <text:p>117.7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0984" calcext:value-type="float">
            <text:p>117.6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7936" calcext:value-type="float">
            <text:p>117.5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4032" calcext:value-type="float">
            <text:p>117.6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89376" calcext:value-type="float">
            <text:p>117.6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19856" calcext:value-type="float">
            <text:p>117.7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96056" calcext:value-type="float">
            <text:p>117.7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41776" calcext:value-type="float">
            <text:p>117.8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2712" calcext:value-type="float">
            <text:p>117.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5512" calcext:value-type="float">
            <text:p>118.0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" calcext:value-type="float">
            <text:p>118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22192" calcext:value-type="float">
            <text:p>118.1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95344" calcext:value-type="float">
            <text:p>118.1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22776" calcext:value-type="float">
            <text:p>118.2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8496" calcext:value-type="float">
            <text:p>118.2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0812" calcext:value-type="float">
            <text:p>118.3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384" calcext:value-type="float">
            <text:p>118.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4424" calcext:value-type="float">
            <text:p>118.4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9184" calcext:value-type="float">
            <text:p>118.4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8432" calcext:value-type="float">
            <text:p>118.5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9664" calcext:value-type="float">
            <text:p>118.4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7744" calcext:value-type="float">
            <text:p>118.3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5176" calcext:value-type="float">
            <text:p>118.3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3088" calcext:value-type="float">
            <text:p>118.4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7952" calcext:value-type="float">
            <text:p>118.4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0624" calcext:value-type="float">
            <text:p>118.5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5196" calcext:value-type="float">
            <text:p>118.5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34" calcext:value-type="float">
            <text:p>118.6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0936" calcext:value-type="float">
            <text:p>118.7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4944" calcext:value-type="float">
            <text:p>118.8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8096" calcext:value-type="float">
            <text:p>118.8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1248" calcext:value-type="float">
            <text:p>118.9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916" calcext:value-type="float">
            <text:p>119.0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64024" calcext:value-type="float">
            <text:p>119.0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6156" calcext:value-type="float">
            <text:p>119.1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4336" calcext:value-type="float">
            <text:p>119.2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84064" calcext:value-type="float">
            <text:p>119.3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72456" calcext:value-type="float">
            <text:p>119.4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1328" calcext:value-type="float">
            <text:p>119.5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02" calcext:value-type="float">
            <text:p>119.7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688" calcext:value-type="float">
            <text:p>119.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9656" calcext:value-type="float">
            <text:p>119.9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42432" calcext:value-type="float">
            <text:p>120.0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64936" calcext:value-type="float">
            <text:p>120.2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31992" calcext:value-type="float">
            <text:p>120.3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47816" calcext:value-type="float">
            <text:p>120.4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72784" calcext:value-type="float">
            <text:p>120.5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5184" calcext:value-type="float">
            <text:p>120.7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9776" calcext:value-type="float">
            <text:p>120.8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5132" calcext:value-type="float">
            <text:p>121.0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8104" calcext:value-type="float">
            <text:p>121.2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14032" calcext:value-type="float">
            <text:p>121.4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03008" calcext:value-type="float">
            <text:p>121.6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85888" calcext:value-type="float">
            <text:p>121.7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77912" calcext:value-type="float">
            <text:p>121.9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82128" calcext:value-type="float">
            <text:p>122.1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0248" calcext:value-type="float">
            <text:p>122.3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8744" calcext:value-type="float">
            <text:p>122.5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78952" calcext:value-type="float">
            <text:p>122.6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86216" calcext:value-type="float">
            <text:p>122.8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3104" calcext:value-type="float">
            <text:p>123.1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9828" calcext:value-type="float">
            <text:p>123.3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726" calcext:value-type="float">
            <text:p>123.6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83496" calcext:value-type="float">
            <text:p>123.9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54768" calcext:value-type="float">
            <text:p>124.2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96144" calcext:value-type="float">
            <text:p>124.5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4952" calcext:value-type="float">
            <text:p>124.9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07496" calcext:value-type="float">
            <text:p>125.5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08664" calcext:value-type="float">
            <text:p>125.7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83568" calcext:value-type="float">
            <text:p>126.0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64568" calcext:value-type="float">
            <text:p>126.4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6424" calcext:value-type="float">
            <text:p>126.8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3792" calcext:value-type="float">
            <text:p>127.1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78384" calcext:value-type="float">
            <text:p>127.2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8112" calcext:value-type="float">
            <text:p>127.3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22224" calcext:value-type="float">
            <text:p>127.5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99008" calcext:value-type="float">
            <text:p>127.6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7776" calcext:value-type="float">
            <text:p>127.7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3288" calcext:value-type="float">
            <text:p>127.6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2704" calcext:value-type="float">
            <text:p>127.5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5212" calcext:value-type="float">
            <text:p>127.4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068" calcext:value-type="float">
            <text:p>127.3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66192" calcext:value-type="float">
            <text:p>127.2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8656" calcext:value-type="float">
            <text:p>127.1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61976" calcext:value-type="float">
            <text:p>127.0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2248" calcext:value-type="float">
            <text:p>126.9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3" calcext:value-type="float">
            <text:p>126.8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84608" calcext:value-type="float">
            <text:p>126.7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65736" calcext:value-type="float">
            <text:p>126.6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28576" calcext:value-type="float">
            <text:p>126.5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63984" calcext:value-type="float">
            <text:p>126.3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3296" calcext:value-type="float">
            <text:p>126.1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31752" calcext:value-type="float">
            <text:p>126.0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64112" calcext:value-type="float">
            <text:p>125.8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18392" calcext:value-type="float">
            <text:p>125.8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0312" calcext:value-type="float">
            <text:p>125.9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8908" calcext:value-type="float">
            <text:p>125.9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73256" calcext:value-type="float">
            <text:p>125.8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9952" calcext:value-type="float">
            <text:p>125.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92256" calcext:value-type="float">
            <text:p>125.4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9752" calcext:value-type="float">
            <text:p>125.2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0036" calcext:value-type="float">
            <text:p>124.8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38232" calcext:value-type="float">
            <text:p>124.5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6696" calcext:value-type="float">
            <text:p>124.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0788" calcext:value-type="float">
            <text:p>124.0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70136" calcext:value-type="float">
            <text:p>123.7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47632" calcext:value-type="float">
            <text:p>123.5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25712" calcext:value-type="float">
            <text:p>123.4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17152" calcext:value-type="float">
            <text:p>123.5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57944" calcext:value-type="float">
            <text:p>123.7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47504" calcext:value-type="float">
            <text:p>124.0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88296" calcext:value-type="float">
            <text:p>124.2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28504" calcext:value-type="float">
            <text:p>124.4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9944" calcext:value-type="float">
            <text:p>124.5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11384" calcext:value-type="float">
            <text:p>124.6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27208" calcext:value-type="float">
            <text:p>124.7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33888" calcext:value-type="float">
            <text:p>124.8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7656" calcext:value-type="float">
            <text:p>124.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2416" calcext:value-type="float">
            <text:p>124.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47376" calcext:value-type="float">
            <text:p>124.5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01072" calcext:value-type="float">
            <text:p>124.4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48672" calcext:value-type="float">
            <text:p>124.2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9696" calcext:value-type="float">
            <text:p>124.0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4024" calcext:value-type="float">
            <text:p>123.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9448" calcext:value-type="float">
            <text:p>123.5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34272" calcext:value-type="float">
            <text:p>123.3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69096" calcext:value-type="float">
            <text:p>123.0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8868" calcext:value-type="float">
            <text:p>122.7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08264" calcext:value-type="float">
            <text:p>122.5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9432" calcext:value-type="float">
            <text:p>122.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46848" calcext:value-type="float">
            <text:p>121.8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11568" calcext:value-type="float">
            <text:p>121.5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1048" calcext:value-type="float">
            <text:p>121.1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6144" calcext:value-type="float">
            <text:p>120.7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02096" calcext:value-type="float">
            <text:p>120.4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11952" calcext:value-type="float">
            <text:p>120.0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9136" calcext:value-type="float">
            <text:p>119.5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12792" calcext:value-type="float">
            <text:p>119.1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0352" calcext:value-type="float">
            <text:p>118.6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64864" calcext:value-type="float">
            <text:p>118.1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1376" calcext:value-type="float">
            <text:p>117.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848" calcext:value-type="float">
            <text:p>117.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0736" calcext:value-type="float">
            <text:p>117.1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8892" calcext:value-type="float">
            <text:p>117.0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1968" calcext:value-type="float">
            <text:p>117.0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7312" calcext:value-type="float">
            <text:p>117.1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9712" calcext:value-type="float">
            <text:p>117.3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3072" calcext:value-type="float">
            <text:p>117.5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5368" calcext:value-type="float">
            <text:p>117.6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83864" calcext:value-type="float">
            <text:p>117.7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36264" calcext:value-type="float">
            <text:p>117.9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03904" calcext:value-type="float">
            <text:p>118.1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9288" calcext:value-type="float">
            <text:p>118.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2336" calcext:value-type="float">
            <text:p>118.5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8744" calcext:value-type="float">
            <text:p>118.7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9392" calcext:value-type="float">
            <text:p>118.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4128" calcext:value-type="float">
            <text:p>119.1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77968" calcext:value-type="float">
            <text:p>119.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2872" calcext:value-type="float">
            <text:p>119.7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6128" calcext:value-type="float">
            <text:p>119.8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61304" calcext:value-type="float">
            <text:p>120.1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08192" calcext:value-type="float">
            <text:p>120.4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8504" calcext:value-type="float">
            <text:p>120.6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9944" calcext:value-type="float">
            <text:p>120.7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3096" calcext:value-type="float">
            <text:p>120.7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9672" calcext:value-type="float">
            <text:p>120.8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1072" calcext:value-type="float">
            <text:p>120.5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932" calcext:value-type="float">
            <text:p>120.2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0992" calcext:value-type="float">
            <text:p>119.9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2288" calcext:value-type="float">
            <text:p>119.6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9136" calcext:value-type="float">
            <text:p>119.5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9992" calcext:value-type="float">
            <text:p>119.5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6944" calcext:value-type="float">
            <text:p>119.5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3624" calcext:value-type="float">
            <text:p>119.6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86984" calcext:value-type="float">
            <text:p>119.8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03976" calcext:value-type="float">
            <text:p>120.2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69736" calcext:value-type="float">
            <text:p>120.5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62928" calcext:value-type="float">
            <text:p>120.9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59168" calcext:value-type="float">
            <text:p>121.3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88936" calcext:value-type="float">
            <text:p>121.7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336" calcext:value-type="float">
            <text:p>122.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62544" calcext:value-type="float">
            <text:p>122.4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248" calcext:value-type="float">
            <text:p>122.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58784" calcext:value-type="float">
            <text:p>122.8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43544" calcext:value-type="float">
            <text:p>122.8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22208" calcext:value-type="float">
            <text:p>122.8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344" calcext:value-type="float">
            <text:p>122.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06384" calcext:value-type="float">
            <text:p>122.7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0184" calcext:value-type="float">
            <text:p>122.6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99704" calcext:value-type="float">
            <text:p>122.5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05216" calcext:value-type="float">
            <text:p>122.5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35112" calcext:value-type="float">
            <text:p>122.4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6196" calcext:value-type="float">
            <text:p>122.3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5528" calcext:value-type="float">
            <text:p>122.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21168" calcext:value-type="float">
            <text:p>122.1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90104" calcext:value-type="float">
            <text:p>121.9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22464" calcext:value-type="float">
            <text:p>121.8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6948" calcext:value-type="float">
            <text:p>121.5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53656" calcext:value-type="float">
            <text:p>121.4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6468" calcext:value-type="float">
            <text:p>121.2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6936" calcext:value-type="float">
            <text:p>121.0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4808" calcext:value-type="float">
            <text:p>120.7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75832" calcext:value-type="float">
            <text:p>120.5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17336" calcext:value-type="float">
            <text:p>120.4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9788" calcext:value-type="float">
            <text:p>120.1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4896" calcext:value-type="float">
            <text:p>119.9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592" calcext:value-type="float">
            <text:p>119.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352" calcext:value-type="float">
            <text:p>119.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588" calcext:value-type="float">
            <text:p>119.4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6904" calcext:value-type="float">
            <text:p>119.2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24984" calcext:value-type="float">
            <text:p>119.1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48784" calcext:value-type="float">
            <text:p>119.0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0392" calcext:value-type="float">
            <text:p>118.9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676" calcext:value-type="float">
            <text:p>118.8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8264" calcext:value-type="float">
            <text:p>118.6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9768" calcext:value-type="float">
            <text:p>118.5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0792" calcext:value-type="float">
            <text:p>118.3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6096" calcext:value-type="float">
            <text:p>118.1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52088" calcext:value-type="float">
            <text:p>118.0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47872" calcext:value-type="float">
            <text:p>117.8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9648" calcext:value-type="float">
            <text:p>117.5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2176" calcext:value-type="float">
            <text:p>117.2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364" calcext:value-type="float">
            <text:p>116.7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7776" calcext:value-type="float">
            <text:p>116.3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0032" calcext:value-type="float">
            <text:p>116.0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2288" calcext:value-type="float">
            <text:p>115.8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064" calcext:value-type="float">
            <text:p>115.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156" calcext:value-type="float">
            <text:p>115.3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4672" calcext:value-type="float">
            <text:p>115.1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9976" calcext:value-type="float">
            <text:p>114.8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6408" calcext:value-type="float">
            <text:p>114.5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8248" calcext:value-type="float">
            <text:p>113.9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6976" calcext:value-type="float">
            <text:p>113.7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4848" calcext:value-type="float">
            <text:p>113.4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748" calcext:value-type="float">
            <text:p>113.1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5832" calcext:value-type="float">
            <text:p>112.9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1448" calcext:value-type="float">
            <text:p>112.9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9256" calcext:value-type="float">
            <text:p>112.9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316" calcext:value-type="float">
            <text:p>112.9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1448" calcext:value-type="float">
            <text:p>112.9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64976" calcext:value-type="float">
            <text:p>112.9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7168" calcext:value-type="float">
            <text:p>112.9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2784" calcext:value-type="float">
            <text:p>112.9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6688" calcext:value-type="float">
            <text:p>112.9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46" calcext:value-type="float">
            <text:p>113.0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68024" calcext:value-type="float">
            <text:p>112.9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8504" calcext:value-type="float">
            <text:p>112.9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3368" calcext:value-type="float">
            <text:p>113.0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2136" calcext:value-type="float">
            <text:p>113.1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9568" calcext:value-type="float">
            <text:p>113.1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6624" calcext:value-type="float">
            <text:p>113.1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4912" calcext:value-type="float">
            <text:p>113.2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0152" calcext:value-type="float">
            <text:p>113.2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2824" calcext:value-type="float">
            <text:p>113.2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1592" calcext:value-type="float">
            <text:p>113.3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3408" calcext:value-type="float">
            <text:p>113.3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8272" calcext:value-type="float">
            <text:p>113.4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0088" calcext:value-type="float">
            <text:p>113.4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4952" calcext:value-type="float">
            <text:p>113.5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0192" calcext:value-type="float">
            <text:p>113.5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0192" calcext:value-type="float">
            <text:p>113.5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3344" calcext:value-type="float">
            <text:p>113.6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38584" calcext:value-type="float">
            <text:p>113.6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6872" calcext:value-type="float">
            <text:p>113.6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8312" calcext:value-type="float">
            <text:p>113.7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0504" calcext:value-type="float">
            <text:p>113.7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232" calcext:value-type="float">
            <text:p>113.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7184" calcext:value-type="float">
            <text:p>113.8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3424" calcext:value-type="float">
            <text:p>113.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2528" calcext:value-type="float">
            <text:p>113.9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76912" calcext:value-type="float">
            <text:p>113.9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092" calcext:value-type="float">
            <text:p>114.0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68352" calcext:value-type="float">
            <text:p>114.0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3696" calcext:value-type="float">
            <text:p>114.1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8936" calcext:value-type="float">
            <text:p>114.1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1608" calcext:value-type="float">
            <text:p>114.2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7328" calcext:value-type="float">
            <text:p>114.2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21336" calcext:value-type="float">
            <text:p>114.3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2672" calcext:value-type="float">
            <text:p>114.3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9728" calcext:value-type="float">
            <text:p>114.4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64592" calcext:value-type="float">
            <text:p>114.4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286" calcext:value-type="float">
            <text:p>114.5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8704" calcext:value-type="float">
            <text:p>114.5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32232" calcext:value-type="float">
            <text:p>114.6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576" calcext:value-type="float">
            <text:p>114.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0248" calcext:value-type="float">
            <text:p>114.7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1584" calcext:value-type="float">
            <text:p>114.7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864" calcext:value-type="float">
            <text:p>114.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21792" calcext:value-type="float">
            <text:p>114.9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4464" calcext:value-type="float">
            <text:p>114.9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104" calcext:value-type="float">
            <text:p>115.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91896" calcext:value-type="float">
            <text:p>114.9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1624" calcext:value-type="float">
            <text:p>115.1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7824" calcext:value-type="float">
            <text:p>115.1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964" calcext:value-type="float">
            <text:p>115.2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536" calcext:value-type="float">
            <text:p>115.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8032" calcext:value-type="float">
            <text:p>115.3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3272" calcext:value-type="float">
            <text:p>115.3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6904" calcext:value-type="float">
            <text:p>115.4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7112" calcext:value-type="float">
            <text:p>115.5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3312" calcext:value-type="float">
            <text:p>115.6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9032" calcext:value-type="float">
            <text:p>115.6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1704" calcext:value-type="float">
            <text:p>115.7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5232" calcext:value-type="float">
            <text:p>115.7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5816" calcext:value-type="float">
            <text:p>115.8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068" calcext:value-type="float">
            <text:p>115.9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0784" calcext:value-type="float">
            <text:p>116.0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4792" calcext:value-type="float">
            <text:p>116.0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3936" calcext:value-type="float">
            <text:p>116.0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2328" calcext:value-type="float">
            <text:p>116.1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3548" calcext:value-type="float">
            <text:p>116.2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8152" calcext:value-type="float">
            <text:p>116.2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4352" calcext:value-type="float">
            <text:p>116.3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0552" calcext:value-type="float">
            <text:p>116.4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34184" calcext:value-type="float">
            <text:p>116.5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2952" calcext:value-type="float">
            <text:p>116.5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7816" calcext:value-type="float">
            <text:p>116.6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2304" calcext:value-type="float">
            <text:p>116.7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8504" calcext:value-type="float">
            <text:p>116.8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3368" calcext:value-type="float">
            <text:p>116.8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5664" calcext:value-type="float">
            <text:p>116.9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1112" calcext:value-type="float">
            <text:p>117.1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9504" calcext:value-type="float">
            <text:p>117.1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47416" calcext:value-type="float">
            <text:p>117.2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3276" calcext:value-type="float">
            <text:p>117.3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1152" calcext:value-type="float">
            <text:p>117.4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9544" calcext:value-type="float">
            <text:p>117.5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136" calcext:value-type="float">
            <text:p>117.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3176" calcext:value-type="float">
            <text:p>117.6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35096" calcext:value-type="float">
            <text:p>117.7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38728" calcext:value-type="float">
            <text:p>117.8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45408" calcext:value-type="float">
            <text:p>117.9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09416" calcext:value-type="float">
            <text:p>118.0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3048" calcext:value-type="float">
            <text:p>118.1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28872" calcext:value-type="float">
            <text:p>118.2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14216" calcext:value-type="float">
            <text:p>118.3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02608" calcext:value-type="float">
            <text:p>118.4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0248" calcext:value-type="float">
            <text:p>118.5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4256" calcext:value-type="float">
            <text:p>118.6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2648" calcext:value-type="float">
            <text:p>118.7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4568" calcext:value-type="float">
            <text:p>118.8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12208" calcext:value-type="float">
            <text:p>119.0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8536" calcext:value-type="float">
            <text:p>119.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4712" calcext:value-type="float">
            <text:p>119.2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75504" calcext:value-type="float">
            <text:p>119.4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5232" calcext:value-type="float">
            <text:p>119.5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62016" calcext:value-type="float">
            <text:p>119.7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6128" calcext:value-type="float">
            <text:p>119.8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6336" calcext:value-type="float">
            <text:p>120.0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2368" calcext:value-type="float">
            <text:p>120.2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84392" calcext:value-type="float">
            <text:p>120.4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5184" calcext:value-type="float">
            <text:p>120.7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6456" calcext:value-type="float">
            <text:p>120.9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6468" calcext:value-type="float">
            <text:p>121.2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32904" calcext:value-type="float">
            <text:p>121.5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80376" calcext:value-type="float">
            <text:p>121.8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33944" calcext:value-type="float">
            <text:p>122.2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87512" calcext:value-type="float">
            <text:p>122.5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3252" calcext:value-type="float">
            <text:p>123.0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98864" calcext:value-type="float">
            <text:p>123.4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60992" calcext:value-type="float">
            <text:p>123.7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00032" calcext:value-type="float">
            <text:p>123.7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1164" calcext:value-type="float">
            <text:p>123.6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31808" calcext:value-type="float">
            <text:p>123.4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256" calcext:value-type="float">
            <text:p>123.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91016" calcext:value-type="float">
            <text:p>123.1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95944" calcext:value-type="float">
            <text:p>122.9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30768" calcext:value-type="float">
            <text:p>122.7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2292" calcext:value-type="float">
            <text:p>122.4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05928" calcext:value-type="float">
            <text:p>122.1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79792" calcext:value-type="float">
            <text:p>121.7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89648" calcext:value-type="float">
            <text:p>121.3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56832" calcext:value-type="float">
            <text:p>120.9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69736" calcext:value-type="float">
            <text:p>120.5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53912" calcext:value-type="float">
            <text:p>120.4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71616" calcext:value-type="float">
            <text:p>120.3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6552" calcext:value-type="float">
            <text:p>120.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20384" calcext:value-type="float">
            <text:p>120.4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50864" calcext:value-type="float">
            <text:p>120.4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44768" calcext:value-type="float">
            <text:p>120.4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69152" calcext:value-type="float">
            <text:p>120.4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51448" calcext:value-type="float">
            <text:p>120.5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1072" calcext:value-type="float">
            <text:p>120.5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4224" calcext:value-type="float">
            <text:p>120.6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4808" calcext:value-type="float">
            <text:p>120.7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9504" calcext:value-type="float">
            <text:p>120.9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48856" calcext:value-type="float">
            <text:p>121.1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07352" calcext:value-type="float">
            <text:p>121.3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87184" calcext:value-type="float">
            <text:p>121.4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85304" calcext:value-type="float">
            <text:p>121.6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8952" calcext:value-type="float">
            <text:p>121.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69352" calcext:value-type="float">
            <text:p>122.0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3192" calcext:value-type="float">
            <text:p>122.3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05216" calcext:value-type="float">
            <text:p>122.5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49056" calcext:value-type="float">
            <text:p>122.7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4776" calcext:value-type="float">
            <text:p>123.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9408" calcext:value-type="float">
            <text:p>123.2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75064" calcext:value-type="float">
            <text:p>123.5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8596" calcext:value-type="float">
            <text:p>123.8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93808" calcext:value-type="float">
            <text:p>124.1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44328" calcext:value-type="float">
            <text:p>124.5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28376" calcext:value-type="float">
            <text:p>124.9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15472" calcext:value-type="float">
            <text:p>125.3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57432" calcext:value-type="float">
            <text:p>125.7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29872" calcext:value-type="float">
            <text:p>126.2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93168" calcext:value-type="float">
            <text:p>126.6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256" calcext:value-type="float">
            <text:p>127.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1848" calcext:value-type="float">
            <text:p>127.5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20928" calcext:value-type="float">
            <text:p>127.8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70864" calcext:value-type="float">
            <text:p>128.0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11656" calcext:value-type="float">
            <text:p>128.3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55496" calcext:value-type="float">
            <text:p>128.5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20672" calcext:value-type="float">
            <text:p>128.8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51736" calcext:value-type="float">
            <text:p>128.9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6088" calcext:value-type="float">
            <text:p>128.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7612" calcext:value-type="float">
            <text:p>128.9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03552" calcext:value-type="float">
            <text:p>129.0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40128" calcext:value-type="float">
            <text:p>129.0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64512" calcext:value-type="float">
            <text:p>129.0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94992" calcext:value-type="float">
            <text:p>129.0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1568" calcext:value-type="float">
            <text:p>129.1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0712" calcext:value-type="float">
            <text:p>129.1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0712" calcext:value-type="float">
            <text:p>129.1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376" calcext:value-type="float">
            <text:p>129.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52904" calcext:value-type="float">
            <text:p>129.1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4616" calcext:value-type="float">
            <text:p>129.1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07184" calcext:value-type="float">
            <text:p>129.1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79752" calcext:value-type="float">
            <text:p>129.0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24888" calcext:value-type="float">
            <text:p>129.0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066" calcext:value-type="float">
            <text:p>129.0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88312" calcext:value-type="float">
            <text:p>128.9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57832" calcext:value-type="float">
            <text:p>128.9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18208" calcext:value-type="float">
            <text:p>128.9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90776" calcext:value-type="float">
            <text:p>128.8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6392" calcext:value-type="float">
            <text:p>128.8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5912" calcext:value-type="float">
            <text:p>128.8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11528" calcext:value-type="float">
            <text:p>128.8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90192" calcext:value-type="float">
            <text:p>128.7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56664" calcext:value-type="float">
            <text:p>128.7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07896" calcext:value-type="float">
            <text:p>128.7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68272" calcext:value-type="float">
            <text:p>128.6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8648" calcext:value-type="float">
            <text:p>128.6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85976" calcext:value-type="float">
            <text:p>128.5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3416" calcext:value-type="float">
            <text:p>128.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97584" calcext:value-type="float">
            <text:p>128.4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61008" calcext:value-type="float">
            <text:p>128.4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03096" calcext:value-type="float">
            <text:p>128.4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69568" calcext:value-type="float">
            <text:p>128.3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02512" calcext:value-type="float">
            <text:p>128.3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95832" calcext:value-type="float">
            <text:p>128.1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80008" calcext:value-type="float">
            <text:p>128.0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8552" calcext:value-type="float">
            <text:p>127.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69696" calcext:value-type="float">
            <text:p>127.8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9968" calcext:value-type="float">
            <text:p>127.7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44144" calcext:value-type="float">
            <text:p>127.6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2704" calcext:value-type="float">
            <text:p>127.5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79552" calcext:value-type="float">
            <text:p>127.4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57632" calcext:value-type="float">
            <text:p>127.3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3876" calcext:value-type="float">
            <text:p>127.2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9888" calcext:value-type="float">
            <text:p>127.1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2728" calcext:value-type="float">
            <text:p>126.9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1664" calcext:value-type="float">
            <text:p>126.8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1456" calcext:value-type="float">
            <text:p>126.7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71248" calcext:value-type="float">
            <text:p>126.5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12752" calcext:value-type="float">
            <text:p>126.4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23776" calcext:value-type="float">
            <text:p>126.2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37848" calcext:value-type="float">
            <text:p>126.0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58016" calcext:value-type="float">
            <text:p>125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8428" calcext:value-type="float">
            <text:p>125.6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95888" calcext:value-type="float">
            <text:p>125.5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20272" calcext:value-type="float">
            <text:p>125.6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05616" calcext:value-type="float">
            <text:p>125.7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33048" calcext:value-type="float">
            <text:p>125.7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20272" calcext:value-type="float">
            <text:p>125.6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73968" calcext:value-type="float">
            <text:p>125.4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12424" calcext:value-type="float">
            <text:p>125.3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5368" calcext:value-type="float">
            <text:p>125.2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19104" calcext:value-type="float">
            <text:p>125.4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11128" calcext:value-type="float">
            <text:p>125.6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18392" calcext:value-type="float">
            <text:p>125.8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31752" calcext:value-type="float">
            <text:p>126.0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59768" calcext:value-type="float">
            <text:p>126.1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98808" calcext:value-type="float">
            <text:p>126.0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13464" calcext:value-type="float">
            <text:p>126.0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9764" calcext:value-type="float">
            <text:p>125.8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66576" calcext:value-type="float">
            <text:p>125.7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26368" calcext:value-type="float">
            <text:p>125.6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31296" calcext:value-type="float">
            <text:p>125.4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424" calcext:value-type="float">
            <text:p>125.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136" calcext:value-type="float">
            <text:p>125.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49712" calcext:value-type="float">
            <text:p>124.9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57688" calcext:value-type="float">
            <text:p>124.7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62616" calcext:value-type="float">
            <text:p>124.5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21824" calcext:value-type="float">
            <text:p>124.3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74936" calcext:value-type="float">
            <text:p>124.0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21952" calcext:value-type="float">
            <text:p>123.8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29344" calcext:value-type="float">
            <text:p>123.5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48928" calcext:value-type="float">
            <text:p>123.2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50224" calcext:value-type="float">
            <text:p>122.9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17992" calcext:value-type="float">
            <text:p>122.6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58328" calcext:value-type="float">
            <text:p>122.2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02296" calcext:value-type="float">
            <text:p>122.0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95032" calcext:value-type="float">
            <text:p>121.7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7804" calcext:value-type="float">
            <text:p>121.4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1896" calcext:value-type="float">
            <text:p>121.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03136" calcext:value-type="float">
            <text:p>121.1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17792" calcext:value-type="float">
            <text:p>121.0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1592" calcext:value-type="float">
            <text:p>120.9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7984" calcext:value-type="float">
            <text:p>112.6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0808" calcext:value-type="float">
            <text:p>92.5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8448" calcext:value-type="float">
            <text:p>92.7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2392" calcext:value-type="float">
            <text:p>93.0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596" calcext:value-type="float">
            <text:p>93.4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4768" calcext:value-type="float">
            <text:p>93.7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4056" calcext:value-type="float">
            <text:p>94.1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7768" calcext:value-type="float">
            <text:p>94.9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8664" calcext:value-type="float">
            <text:p>95.2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972" calcext:value-type="float">
            <text:p>96.8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8904" calcext:value-type="float">
            <text:p>97.1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9656" calcext:value-type="float">
            <text:p>97.0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0784" calcext:value-type="float">
            <text:p>96.9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8384" calcext:value-type="float">
            <text:p>96.7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0056" calcext:value-type="float">
            <text:p>96.4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8032" calcext:value-type="float">
            <text:p>96.2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9808" calcext:value-type="float">
            <text:p>95.9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4216" calcext:value-type="float">
            <text:p>95.4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4656" calcext:value-type="float">
            <text:p>95.1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5744" calcext:value-type="float">
            <text:p>94.7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1384" calcext:value-type="float">
            <text:p>94.1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7232" calcext:value-type="float">
            <text:p>93.6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3728" calcext:value-type="float">
            <text:p>93.0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6904" calcext:value-type="float">
            <text:p>92.5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8408" calcext:value-type="float">
            <text:p>92.4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3816" calcext:value-type="float">
            <text:p>92.2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4464" calcext:value-type="float">
            <text:p>92.1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6824" calcext:value-type="float">
            <text:p>91.9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7368" calcext:value-type="float">
            <text:p>91.7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5824" calcext:value-type="float">
            <text:p>91.5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0416" calcext:value-type="float">
            <text:p>91.7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388" calcext:value-type="float">
            <text:p>92.0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4776" calcext:value-type="float">
            <text:p>92.3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7448" calcext:value-type="float">
            <text:p>92.3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676" calcext:value-type="float">
            <text:p>92.1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6072" calcext:value-type="float">
            <text:p>92.0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72" calcext:value-type="float">
            <text:p>91.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8912" calcext:value-type="float">
            <text:p>91.8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22168" calcext:value-type="float">
            <text:p>92.0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0352" calcext:value-type="float">
            <text:p>91.9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4048" calcext:value-type="float">
            <text:p>91.8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8704" calcext:value-type="float">
            <text:p>91.7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1752" calcext:value-type="float">
            <text:p>91.7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9536" calcext:value-type="float">
            <text:p>115.1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296" calcext:value-type="float">
            <text:p>115.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3856" calcext:value-type="float">
            <text:p>115.4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37488" calcext:value-type="float">
            <text:p>115.5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8072" calcext:value-type="float">
            <text:p>115.6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74448" calcext:value-type="float">
            <text:p>114.0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4408" calcext:value-type="float">
            <text:p>113.7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4848" calcext:value-type="float">
            <text:p>113.4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5016" calcext:value-type="float">
            <text:p>113.2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9736" calcext:value-type="float">
            <text:p>112.9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0072" calcext:value-type="float">
            <text:p>112.5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3184" calcext:value-type="float">
            <text:p>112.3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3456" calcext:value-type="float">
            <text:p>112.2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4688" calcext:value-type="float">
            <text:p>112.1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2872" calcext:value-type="float">
            <text:p>112.1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2016" calcext:value-type="float">
            <text:p>112.1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116" calcext:value-type="float">
            <text:p>112.1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9448" calcext:value-type="float">
            <text:p>112.1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212" calcext:value-type="float">
            <text:p>112.2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4688" calcext:value-type="float">
            <text:p>112.1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7256" calcext:value-type="float">
            <text:p>112.1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3832" calcext:value-type="float">
            <text:p>112.1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3456" calcext:value-type="float">
            <text:p>112.2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3456" calcext:value-type="float">
            <text:p>112.2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3456" calcext:value-type="float">
            <text:p>112.2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5272" calcext:value-type="float">
            <text:p>112.2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5752" calcext:value-type="float">
            <text:p>112.3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0616" calcext:value-type="float">
            <text:p>112.3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8528" calcext:value-type="float">
            <text:p>112.4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8904" calcext:value-type="float">
            <text:p>112.3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4624" calcext:value-type="float">
            <text:p>112.4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2536" calcext:value-type="float">
            <text:p>112.4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6544" calcext:value-type="float">
            <text:p>112.5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5312" calcext:value-type="float">
            <text:p>112.6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6648" calcext:value-type="float">
            <text:p>112.6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504" calcext:value-type="float">
            <text:p>112.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51616" calcext:value-type="float">
            <text:p>112.7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7336" calcext:value-type="float">
            <text:p>112.7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9632" calcext:value-type="float">
            <text:p>112.8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07064" calcext:value-type="float">
            <text:p>112.9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6208" calcext:value-type="float">
            <text:p>112.9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256" calcext:value-type="float">
            <text:p>115.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2288" calcext:value-type="float">
            <text:p>115.8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8864" calcext:value-type="float">
            <text:p>115.8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5064" calcext:value-type="float">
            <text:p>115.9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9072" calcext:value-type="float">
            <text:p>116.0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2704" calcext:value-type="float">
            <text:p>116.1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8424" calcext:value-type="float">
            <text:p>116.1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6336" calcext:value-type="float">
            <text:p>116.2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216" calcext:value-type="float">
            <text:p>116.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2264" calcext:value-type="float">
            <text:p>116.4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456" calcext:value-type="float">
            <text:p>116.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7712" calcext:value-type="float">
            <text:p>116.5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0488" calcext:value-type="float">
            <text:p>116.6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888" calcext:value-type="float">
            <text:p>116.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2032" calcext:value-type="float">
            <text:p>116.8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9568" calcext:value-type="float">
            <text:p>116.9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2928" calcext:value-type="float">
            <text:p>117.1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05328" calcext:value-type="float">
            <text:p>117.3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6288" calcext:value-type="float">
            <text:p>117.3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6496" calcext:value-type="float">
            <text:p>117.5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4408" calcext:value-type="float">
            <text:p>117.5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89376" calcext:value-type="float">
            <text:p>117.6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65576" calcext:value-type="float">
            <text:p>117.7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72256" calcext:value-type="float">
            <text:p>117.8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55136" calcext:value-type="float">
            <text:p>118.0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22776" calcext:value-type="float">
            <text:p>118.2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6908" calcext:value-type="float">
            <text:p>118.3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97096" calcext:value-type="float">
            <text:p>118.4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7784" calcext:value-type="float">
            <text:p>118.6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1144" calcext:value-type="float">
            <text:p>118.8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964" calcext:value-type="float">
            <text:p>119.0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1288" calcext:value-type="float">
            <text:p>119.2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8176" calcext:value-type="float">
            <text:p>119.5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4208" calcext:value-type="float">
            <text:p>119.7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6232" calcext:value-type="float">
            <text:p>119.9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5208" calcext:value-type="float">
            <text:p>120.1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932" calcext:value-type="float">
            <text:p>120.2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00928" calcext:value-type="float">
            <text:p>120.2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82056" calcext:value-type="float">
            <text:p>120.0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7088" calcext:value-type="float">
            <text:p>119.9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068" calcext:value-type="float">
            <text:p>119.7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3792" calcext:value-type="float">
            <text:p>119.4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0432" calcext:value-type="float">
            <text:p>119.2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28032" calcext:value-type="float">
            <text:p>119.1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77512" calcext:value-type="float">
            <text:p>118.7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3024" calcext:value-type="float">
            <text:p>118.6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72" calcext:value-type="float">
            <text:p>118.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2064" calcext:value-type="float">
            <text:p>118.6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01312" calcext:value-type="float">
            <text:p>118.7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9704" calcext:value-type="float">
            <text:p>118.7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7344" calcext:value-type="float">
            <text:p>118.9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42688" calcext:value-type="float">
            <text:p>119.0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2416" calcext:value-type="float">
            <text:p>119.1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0912" calcext:value-type="float">
            <text:p>119.3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6944" calcext:value-type="float">
            <text:p>119.5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1912" calcext:value-type="float">
            <text:p>119.6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88" calcext:value-type="float">
            <text:p>119.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264" calcext:value-type="float">
            <text:p>120.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23432" calcext:value-type="float">
            <text:p>120.4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21424" calcext:value-type="float">
            <text:p>121.1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6392" calcext:value-type="float">
            <text:p>121.2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0184" calcext:value-type="float">
            <text:p>121.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2564" calcext:value-type="float">
            <text:p>121.3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55536" calcext:value-type="float">
            <text:p>121.2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818" calcext:value-type="float">
            <text:p>121.0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5988" calcext:value-type="float">
            <text:p>120.9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0424" calcext:value-type="float">
            <text:p>120.7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5936" calcext:value-type="float">
            <text:p>120.6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722" calcext:value-type="float">
            <text:p>120.4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932" calcext:value-type="float">
            <text:p>120.2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072" calcext:value-type="float">
            <text:p>120.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0032" calcext:value-type="float">
            <text:p>119.8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7048" calcext:value-type="float">
            <text:p>119.6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8344" calcext:value-type="float">
            <text:p>119.3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4232" calcext:value-type="float">
            <text:p>119.2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6696" calcext:value-type="float">
            <text:p>119.1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3272" calcext:value-type="float">
            <text:p>119.1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4232" calcext:value-type="float">
            <text:p>119.2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6904" calcext:value-type="float">
            <text:p>119.2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1392" calcext:value-type="float">
            <text:p>119.3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7696" calcext:value-type="float">
            <text:p>119.4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7528" calcext:value-type="float">
            <text:p>119.6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0304" calcext:value-type="float">
            <text:p>119.7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0992" calcext:value-type="float">
            <text:p>119.9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3392" calcext:value-type="float">
            <text:p>120.1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49696" calcext:value-type="float">
            <text:p>120.2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9048" calcext:value-type="float">
            <text:p>120.3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60592" calcext:value-type="float">
            <text:p>120.5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8712" calcext:value-type="float">
            <text:p>120.7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50736" calcext:value-type="float">
            <text:p>120.9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3616" calcext:value-type="float">
            <text:p>121.1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6496" calcext:value-type="float">
            <text:p>121.3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26808" calcext:value-type="float">
            <text:p>121.5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3216" calcext:value-type="float">
            <text:p>121.7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68768" calcext:value-type="float">
            <text:p>121.9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9432" calcext:value-type="float">
            <text:p>122.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0768" calcext:value-type="float">
            <text:p>122.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27136" calcext:value-type="float">
            <text:p>122.6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74024" calcext:value-type="float">
            <text:p>122.8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92" calcext:value-type="float">
            <text:p>123.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9616" calcext:value-type="float">
            <text:p>123.4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06128" calcext:value-type="float">
            <text:p>123.7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29216" calcext:value-type="float">
            <text:p>124.0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79736" calcext:value-type="float">
            <text:p>124.3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30256" calcext:value-type="float">
            <text:p>124.7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0776" calcext:value-type="float">
            <text:p>125.0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34344" calcext:value-type="float">
            <text:p>125.4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6048" calcext:value-type="float">
            <text:p>125.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16512" calcext:value-type="float">
            <text:p>126.0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04904" calcext:value-type="float">
            <text:p>126.1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75008" calcext:value-type="float">
            <text:p>126.1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73128" calcext:value-type="float">
            <text:p>126.3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7552" calcext:value-type="float">
            <text:p>126.7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95504" calcext:value-type="float">
            <text:p>127.0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4312" calcext:value-type="float">
            <text:p>127.4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62432" calcext:value-type="float">
            <text:p>127.6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0264" calcext:value-type="float">
            <text:p>127.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40384" calcext:value-type="float">
            <text:p>128.0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17168" calcext:value-type="float">
            <text:p>128.2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62304" calcext:value-type="float">
            <text:p>128.1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7696" calcext:value-type="float">
            <text:p>128.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2952" calcext:value-type="float">
            <text:p>128.0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398" calcext:value-type="float">
            <text:p>127.9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57504" calcext:value-type="float">
            <text:p>127.8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8256" calcext:value-type="float">
            <text:p>127.7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92912" calcext:value-type="float">
            <text:p>127.6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80136" calcext:value-type="float">
            <text:p>127.5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9784" calcext:value-type="float">
            <text:p>127.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42976" calcext:value-type="float">
            <text:p>127.4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8968" calcext:value-type="float">
            <text:p>127.3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6924" calcext:value-type="float">
            <text:p>127.2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44272" calcext:value-type="float">
            <text:p>127.1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01016" calcext:value-type="float">
            <text:p>127.0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9952" calcext:value-type="float">
            <text:p>126.8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6696" calcext:value-type="float">
            <text:p>126.7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682" calcext:value-type="float">
            <text:p>126.5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3104" calcext:value-type="float">
            <text:p>126.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5592" calcext:value-type="float">
            <text:p>126.2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83568" calcext:value-type="float">
            <text:p>126.0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00688" calcext:value-type="float">
            <text:p>125.9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02568" calcext:value-type="float">
            <text:p>125.7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07496" calcext:value-type="float">
            <text:p>125.5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8804" calcext:value-type="float">
            <text:p>125.2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5536" calcext:value-type="float">
            <text:p>125.0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3084" calcext:value-type="float">
            <text:p>124.8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65664" calcext:value-type="float">
            <text:p>124.5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6696" calcext:value-type="float">
            <text:p>124.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65208" calcext:value-type="float">
            <text:p>123.9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726" calcext:value-type="float">
            <text:p>123.6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98864" calcext:value-type="float">
            <text:p>123.4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01328" calcext:value-type="float">
            <text:p>123.4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90432" calcext:value-type="float">
            <text:p>123.0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52104" calcext:value-type="float">
            <text:p>122.7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98536" calcext:value-type="float">
            <text:p>122.3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2668" calcext:value-type="float">
            <text:p>122.0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568" calcext:value-type="float">
            <text:p>121.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61632" calcext:value-type="float">
            <text:p>121.2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8744" calcext:value-type="float">
            <text:p>120.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9864" calcext:value-type="float">
            <text:p>120.0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5712" calcext:value-type="float">
            <text:p>119.6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7176" calcext:value-type="float">
            <text:p>119.1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6448" calcext:value-type="float">
            <text:p>118.6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34384" calcext:value-type="float">
            <text:p>118.1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4512" calcext:value-type="float">
            <text:p>117.6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3992" calcext:value-type="float">
            <text:p>117.2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5704" calcext:value-type="float">
            <text:p>117.2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5912" calcext:value-type="float">
            <text:p>117.4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612" calcext:value-type="float">
            <text:p>117.5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1376" calcext:value-type="float">
            <text:p>117.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72256" calcext:value-type="float">
            <text:p>117.8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42944" calcext:value-type="float">
            <text:p>118.0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92296" calcext:value-type="float">
            <text:p>118.1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98976" calcext:value-type="float">
            <text:p>118.2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02024" calcext:value-type="float">
            <text:p>118.3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06952" calcext:value-type="float">
            <text:p>118.1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60064" calcext:value-type="float">
            <text:p>117.8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9168" calcext:value-type="float">
            <text:p>117.5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56" calcext:value-type="float">
            <text:p>117.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2512" calcext:value-type="float">
            <text:p>116.8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9048" calcext:value-type="float">
            <text:p>116.5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9968" calcext:value-type="float">
            <text:p>116.3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0616" calcext:value-type="float">
            <text:p>116.1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0616" calcext:value-type="float">
            <text:p>116.1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7672" calcext:value-type="float">
            <text:p>116.2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5208" calcext:value-type="float">
            <text:p>116.3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4936" calcext:value-type="float">
            <text:p>116.4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58568" calcext:value-type="float">
            <text:p>116.5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7816" calcext:value-type="float">
            <text:p>116.6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5352" calcext:value-type="float">
            <text:p>116.7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032" calcext:value-type="float">
            <text:p>116.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3952" calcext:value-type="float">
            <text:p>116.9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9024" calcext:value-type="float">
            <text:p>117.1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5704" calcext:value-type="float">
            <text:p>117.2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7624" calcext:value-type="float">
            <text:p>117.3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3448" calcext:value-type="float">
            <text:p>117.5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0128" calcext:value-type="float">
            <text:p>117.6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41192" calcext:value-type="float">
            <text:p>117.7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814" calcext:value-type="float">
            <text:p>117.8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27704" calcext:value-type="float">
            <text:p>118.0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64864" calcext:value-type="float">
            <text:p>118.1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9288" calcext:value-type="float">
            <text:p>118.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8328" calcext:value-type="float">
            <text:p>118.4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4256" calcext:value-type="float">
            <text:p>118.6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4944" calcext:value-type="float">
            <text:p>118.8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9392" calcext:value-type="float">
            <text:p>118.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8992" calcext:value-type="float">
            <text:p>119.1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7492" calcext:value-type="float">
            <text:p>119.3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9992" calcext:value-type="float">
            <text:p>119.5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7256" calcext:value-type="float">
            <text:p>119.7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6712" calcext:value-type="float">
            <text:p>119.9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34456" calcext:value-type="float">
            <text:p>120.2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05728" calcext:value-type="float">
            <text:p>120.5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6144" calcext:value-type="float">
            <text:p>120.7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84848" calcext:value-type="float">
            <text:p>121.0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1708" calcext:value-type="float">
            <text:p>121.4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76" calcext:value-type="float">
            <text:p>121.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336" calcext:value-type="float">
            <text:p>122.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4484" calcext:value-type="float">
            <text:p>122.5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74608" calcext:value-type="float">
            <text:p>122.9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25712" calcext:value-type="float">
            <text:p>123.4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82912" calcext:value-type="float">
            <text:p>123.8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822" calcext:value-type="float">
            <text:p>124.2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3368" calcext:value-type="float">
            <text:p>124.4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23576" calcext:value-type="float">
            <text:p>124.6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79024" calcext:value-type="float">
            <text:p>124.7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71048" calcext:value-type="float">
            <text:p>124.9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2112" calcext:value-type="float">
            <text:p>125.1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27792" calcext:value-type="float">
            <text:p>124.8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4796" calcext:value-type="float">
            <text:p>124.6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6416" calcext:value-type="float">
            <text:p>124.4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70592" calcext:value-type="float">
            <text:p>124.3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45624" calcext:value-type="float">
            <text:p>124.2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41992" calcext:value-type="float">
            <text:p>124.1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20072" calcext:value-type="float">
            <text:p>124.0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22536" calcext:value-type="float">
            <text:p>123.9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18904" calcext:value-type="float">
            <text:p>123.8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6404" calcext:value-type="float">
            <text:p>123.7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28048" calcext:value-type="float">
            <text:p>123.8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32264" calcext:value-type="float">
            <text:p>124.0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0696" calcext:value-type="float">
            <text:p>124.4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2488" calcext:value-type="float">
            <text:p>125.0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0808" calcext:value-type="float">
            <text:p>125.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3668" calcext:value-type="float">
            <text:p>125.8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42776" calcext:value-type="float">
            <text:p>125.8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62" calcext:value-type="float">
            <text:p>125.8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39144" calcext:value-type="float">
            <text:p>125.7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6904" calcext:value-type="float">
            <text:p>125.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11128" calcext:value-type="float">
            <text:p>125.6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34928" calcext:value-type="float">
            <text:p>125.5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52" calcext:value-type="float">
            <text:p>125.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21568" calcext:value-type="float">
            <text:p>125.3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5264" calcext:value-type="float">
            <text:p>125.1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58856" calcext:value-type="float">
            <text:p>124.9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6132" calcext:value-type="float">
            <text:p>124.8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0892" calcext:value-type="float">
            <text:p>124.7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01656" calcext:value-type="float">
            <text:p>124.5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4316" calcext:value-type="float">
            <text:p>124.3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96856" calcext:value-type="float">
            <text:p>124.1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47504" calcext:value-type="float">
            <text:p>124.0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67672" calcext:value-type="float">
            <text:p>123.8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48216" calcext:value-type="float">
            <text:p>123.6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9616" calcext:value-type="float">
            <text:p>123.4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97112" calcext:value-type="float">
            <text:p>123.1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7156" calcext:value-type="float">
            <text:p>122.9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06384" calcext:value-type="float">
            <text:p>122.7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6344" calcext:value-type="float">
            <text:p>122.3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51648" calcext:value-type="float">
            <text:p>122.1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10856" calcext:value-type="float">
            <text:p>121.9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914" calcext:value-type="float">
            <text:p>121.6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89648" calcext:value-type="float">
            <text:p>121.3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18376" calcext:value-type="float">
            <text:p>121.1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46" calcext:value-type="float">
            <text:p>120.6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3224" calcext:value-type="float">
            <text:p>120.2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5752" calcext:value-type="float">
            <text:p>119.9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54752" calcext:value-type="float">
            <text:p>119.5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0704" calcext:value-type="float">
            <text:p>119.1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6656" calcext:value-type="float">
            <text:p>118.7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3232" calcext:value-type="float">
            <text:p>118.8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9744" calcext:value-type="float">
            <text:p>119.1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3064" calcext:value-type="float">
            <text:p>119.0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296" calcext:value-type="float">
            <text:p>118.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104" calcext:value-type="float">
            <text:p>118.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2544" calcext:value-type="float">
            <text:p>118.6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1376" calcext:value-type="float">
            <text:p>118.4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24" calcext:value-type="float">
            <text:p>118.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06952" calcext:value-type="float">
            <text:p>118.1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1188" calcext:value-type="float">
            <text:p>117.9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92424" calcext:value-type="float">
            <text:p>117.6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944" calcext:value-type="float">
            <text:p>117.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9608" calcext:value-type="float">
            <text:p>117.2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1</text:p>
          </table:table-cell>
          <table:table-cell office:value-type="string" calcext:value-type="string">
            <text:p>29S 34W 33DCC 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5976" calcext:value-type="float">
            <text:p>117.1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622" meta:object-count="0"/>
    <meta:user-defined meta:name="AppVersion">3.0</meta:user-defined>
  </office:meta>
</office:document-meta>
</file>